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eting Minutes January 25<text:span text:style-name="T1">th</text:span> 2017</text:p>
      <text:p text:style-name="P1"/>
      <text:p text:style-name="P1"><text:span text:style-name="T2">Location:</text:span> Matt's Office</text:p>
      <text:p text:style-name="Standard"/>
      <text:p text:style-name="P1"><text:span text:style-name="T2">Present:</text:span> Matt Redmond, Andrew Rehberg, Matt Hutchinson, Chris Hein</text:p>
      <text:p text:style-name="Standard"/>
      <text:p text:style-name="Standard">- Meeting started 2:34pm</text:p>
      <text:p text:style-name="Standard"/>
      <text:p text:style-name="Standard">- Matt reviewed the project charter and stated he wanted the information in the project summary condensed where similar aspects of the site were referenced more than once</text:p>
      <text:p text:style-name="Standard"/>
      <text:p text:style-name="Standard">- Matt mentioned that the solicitor needed to be referenced in the pages being worked on in the overview (minor oversight on our part)</text:p>
      <text:p text:style-name="Standard"/>
      <text:p text:style-name="Standard">- Matt clairified that he wanted an improvement of the current system to handle approval of ads rather than a complete replacement</text:p>
      <text:p text:style-name="Standard"/>
      <text:p text:style-name="Standard">- Matt requested a new feature: that we include a case to handle aproving new ads where a user already has one ordered</text:p>
      <text:p text:style-name="Standard"/>
      <text:p text:style-name="Standard">- Matt pointed out a bug in the site that needs to be fixed: that users are currently able to access any page in the site regardless of their specific role (which theoretically could allow someone to cause serious damage to their stored data) and requested a feature be implemented to limit a users access to the pages specific to their role (so its essentially a security fix)</text:p>
      <text:p text:style-name="Standard"/>
      <text:p text:style-name="Standard">- Matt explained more about the current login system works and that it relies on a single login user/password for simplicity regarding non-technical users, he specifically stated we have full discretion in terms of redesigning the functionality of the login system to support the new site design. Emphasis was made on simplicity and ease of use, regardless of how we choose to proceed</text:p>
      <text:p text:style-name="Standard"/>
      <text:p text:style-name="Standard">- Matt stated he liked the plan for the photographer page, in that the photographer needs to be able to see who has signed up for ads, a suggestion was further made that it be designed in such a way as to allow different photographers to trade sponsors easily if they need to </text:p>
      <text:p text:style-name="Standard"/>
      <text:p text:style-name="Standard">- Matt gave authorization to handle the implementation of the admin back end as we see fit, provided its kept simple and easy to use. He expressed a dislike of currently having to work with the two existing admin pages</text:p>
      <text:p text:style-name="Standard"/>
      <text:p text:style-name="Standard">- Matt reiterated the need to have constant testing as development occurs rather than waiting until the scheduled testing phase</text:p>
      <text:p text:style-name="Standard"/>
      <text:p text:style-name="Standard">- Matt stated that in the current design the password reset feature was unnecessary (as there is only one user/password) but that we were free to implement it if we felt our new design for the login system required one, and so long as it does not impede usability</text:p>
      <text:p text:style-name="Standard"/>
      <text:p text:style-name="Standard">- Matt stated that he would prefer a UI design that did not include links to pages a particular user would not have access to</text:p>
      <text:p text:style-name="Standard"/>
      <text:p text:style-name="Standard">- Matt suggested delaying UI design for the moment and that UI should be handled as each page is started. His request was to arrange a meeting with the development team, members of the rotary club and at least one person who would be using each particular page to get design ideas and suggestions, so that we can make revisions to our ideas for the UI. He furthermore suggested <text:soft-page-break/>developing basic working UI's as models to help get our design ideas across (our jira will need to be updated to reflect this change)</text:p>
      <text:p text:style-name="Standard">- Matt stated consistancy in page design was irrelevant and largely undesirable and we agreed to more of a consistent theme than consistent UI design</text:p>
      <text:p text:style-name="Standard"/>
      <text:p text:style-name="Standard">- Matt stated that there is an issue with the way the current site handles image file names. His example was a sponsor submitting one image, deciding it wasn't what they wanted an submitting another, but the original still being present. This led to issues where the the printer received the wrong image for the ad. Matt wants this corrected and was clear this was a high priority. Suggestions included unique id's for the image tied into the database to clairify which image was the 'active' one and replacing the old image entirely. Matt further mentioned that the original filename needs to be sanitized and changed to something easier to store, view and retrieve (to avoid weird characters in a filename causing issues)</text:p>
      <text:p text:style-name="Standard"/>
      <text:p text:style-name="Standard">- Matt requested that each time a change is made to any data on any page, a confirmation is required to prevent accidental changes</text:p>
      <text:p text:style-name="Standard"/>
      <text:p text:style-name="Standard">- Matt requested start times be added to charter deliverables to assist him with arranging future meetings, especially where UI is concerned.</text:p>
      <text:p text:style-name="Standard"/>
      <text:p text:style-name="Standard">- Development team agreed to make requested changes to the charter and have it signed off for monday, january 30th</text:p>
      <text:p text:style-name="Standard"/>
      <text:p text:style-name="Standard">- Meeting ended and ajourned at 2:26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30S</meta:editing-duration>
    <meta:editing-cycles>20</meta:editing-cycles>
    <meta:generator>OpenOffice/4.1.3$Win32 OpenOffice.org_project/413m1$Build-9783</meta:generator>
    <dc:date>2017-01-26T22:09:04.55</dc:date>
    <dc:creator>Chris Hein</dc:creator>
    <meta:document-statistic meta:table-count="0" meta:image-count="0" meta:object-count="0" meta:page-count="2" meta:paragraph-count="22" meta:word-count="750" meta:character-count="4274"/>
    <meta:user-defined meta:name="Info 1"/>
    <meta:user-defined meta:name="Info 2"/>
    <meta:user-defined meta:name="Info 3"/>
    <meta:user-defined meta:name="Info 4"/>
  </office:meta>
</office:document-meta>
</file>